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68797" officeooo:paragraph-rsid="00068797"/>
    </style:style>
    <style:style style:name="P2" style:family="paragraph" style:parent-style-name="Standard">
      <style:text-properties fo:font-weight="normal" officeooo:rsid="00068797" officeooo:paragraph-rsid="00068797" style:font-weight-asian="normal" style:font-weight-complex="normal"/>
    </style:style>
    <style:style style:name="P3" style:family="paragraph" style:parent-style-name="Standard">
      <style:text-properties fo:font-weight="normal" officeooo:rsid="000803c2" officeooo:paragraph-rsid="00068797" style:font-weight-asian="normal" style:font-weight-complex="normal"/>
    </style:style>
    <style:style style:name="P4" style:family="paragraph" style:parent-style-name="Standard">
      <style:text-properties fo:font-variant="normal" fo:text-transform="none" fo:color="#222222" loext:opacity="100%" style:font-name="sans-serif" fo:font-size="10.5pt" fo:letter-spacing="normal" fo:font-style="normal" fo:font-weight="normal" officeooo:rsid="00068797" officeooo:paragraph-rsid="00068797" style:font-weight-asian="normal" style:font-weight-complex="normal"/>
    </style:style>
    <style:style style:name="P5" style:family="paragraph" style:parent-style-name="Standard">
      <style:text-properties fo:font-variant="normal" fo:text-transform="none" fo:color="#222222" loext:opacity="100%" style:font-name="sans-serif" fo:font-size="10.5pt" fo:letter-spacing="normal" fo:font-style="normal" fo:font-weight="bold" officeooo:rsid="00068797" officeooo:paragraph-rsid="00068797" style:font-weight-asian="bold" style:font-weight-complex="bold"/>
    </style:style>
    <style:style style:name="P6" style:family="paragraph" style:parent-style-name="Standard">
      <style:text-properties fo:font-weight="normal" officeooo:rsid="00068797" officeooo:paragraph-rsid="00068797" style:font-weight-asian="normal" style:font-weight-complex="normal"/>
    </style:style>
    <style:style style:name="P7" style:family="paragraph" style:parent-style-name="Standard">
      <style:text-properties fo:font-weight="normal" officeooo:rsid="000803c2" officeooo:paragraph-rsid="00068797" style:font-weight-asian="normal" style:font-weight-complex="normal"/>
    </style:style>
    <style:style style:name="P8" style:family="paragraph" style:parent-style-name="Standard">
      <style:text-properties fo:font-weight="bold" officeooo:rsid="00068797" officeooo:paragraph-rsid="00068797" style:font-weight-asian="bold" style:font-weight-complex="bold"/>
    </style:style>
    <style:style style:name="T1" style:family="text">
      <style:text-properties fo:font-variant="normal" fo:text-transform="none" fo:color="#222222" loext:opacity="100%" style:font-name="sans-serif" fo:font-size="10.5pt" fo:letter-spacing="normal" fo:font-style="normal"/>
    </style:style>
    <style:style style:name="T2" style:family="text">
      <style:text-properties fo:font-variant="normal" fo:text-transform="none" fo:color="#222222" loext:opacity="100%" style:font-name="sans-serif" fo:font-size="10.5pt" fo:letter-spacing="normal" fo:font-style="normal" officeooo:rsid="000803c2"/>
    </style:style>
    <style:style style:name="T3" style:family="text"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22222" loext:opacity="100%" style:font-name="sans-serif" fo:font-size="10.5pt" fo:letter-spacing="normal" fo:font-style="normal" fo:font-weight="bold" officeooo:rsid="0006879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Varela Iglesias</text:p>
      <text:p text:style-name="P1"/>
      <text:p text:style-name="P2"><text:span text:style-name="T1">1. </text:span><text:span text:style-name="T2">c</text:span><text:span text:style-name="T1">ada uno de los nombres de las categorias con la etiqueta "lascategorias".</text:span></text:p>
      <text:p text:style-name="P4"/>
      <text:p text:style-name="P5">for $categoria in //categoria</text:p>
      <text:p text:style-name="P5">return $categoria</text:p>
      <text:p text:style-name="P2"/>
      <text:p text:style-name="P2"><text:span text:style-name="T1">2.los titulos de los tutoriales con el número de visitas entre paréntesis, ambos dentro de la misma etiqueta "lostutoriales".</text:span> </text:p>
      <text:p text:style-name="P2"/>
      <text:p text:style-name="P5">&lt;lostutoriales&gt;</text:p>
      <text:p text:style-name="P5">{for $tutorial in /tutoriales/tutorial</text:p>
      <text:p text:style-name="P5">let $titulo := $tutorial/titulo/text()</text:p>
      <text:p text:style-name="P5">let $visitas := $tutorial/visitas/text()</text:p>
      <text:p text:style-name="P5">return &lt;tutorial&gt;{$titulo} ({ $visitas })&lt;/tutorial&gt;}</text:p>
      <text:p text:style-name="P5">&lt;/lostutoriales&gt;</text:p>
      <text:p text:style-name="P8"/>
      <text:p text:style-name="P2"><text:span text:style-name="T1">3.los nombres de los tutoriales con menos de 2000 visitas</text:span> </text:p>
      <text:p text:style-name="P2"/>
      <text:p text:style-name="P5">for $tutorial in /tutoriales/tutorial[visitas&lt;2000]</text:p>
      <text:p text:style-name="P5">return $tutorial/titulo/text()</text:p>
      <text:p text:style-name="P5"/>
      <text:p text:style-name="P2"/>
      <text:p text:style-name="P2"><text:span text:style-name="T1">4.</text:span><text:span text:style-name="T2">l</text:span><text:span text:style-name="T1">os nombres de los tutoriales de XML con más de 30.000 visitas</text:span> </text:p>
      <text:p text:style-name="P2"/>
      <text:p text:style-name="P5">for $tutorial in /tutoriales/tutorial[categoria="XML" and visitas&gt;30000]</text:p>
      <text:p text:style-name="P5">return $tutorial/titulo/text()</text:p>
      <text:p text:style-name="P2"/>
      <text:p text:style-name="P2"><text:span text:style-name="T1">5.el número total de visitas</text:span> </text:p>
      <text:p text:style-name="P2"/>
      <text:p text:style-name="P5">sum (/tutoriales/tutorial/visitas/xs:integer(.))</text:p>
      <text:p text:style-name="P5"/>
      <text:p text:style-name="P2"><text:span text:style-name="T1">6.los nombres de las categorías distintas</text:span> </text:p>
      <text:p text:style-name="P2"/>
      <text:p text:style-name="P5">distinct-values (/tutoriales/tutorial/categoria)</text:p>
      <text:p text:style-name="P2"/>
      <text:p text:style-name="P2"><text:span text:style-name="T1">7.nombres y apellidos de los autores eliminando los repetidos y acompañar cada nombre con todos sus tutoriales, ordenados alfabeticametne por nombre de autor.</text:span> </text:p>
      <text:p text:style-name="P2"/>
      <text:p text:style-name="P5">for $autor in distinct-values(/tutoriales/tutorial/autor)</text:p>
      <text:p text:style-name="P5">let $nombre := tokenize($autor, '\s')[1]</text:p>
      <text:p text:style-name="P5">let $apellido := tokenize($autor, '\s')[2]</text:p>
      <text:p text:style-name="P5">order by $nombre, $apellido</text:p>
      <text:p text:style-name="P5">return</text:p>
      <text:p text:style-name="P5"><text:s text:c="4"/>&lt;autores&gt;</text:p>
      <text:p text:style-name="P5"><text:s text:c="8"/>&lt;nombreyapellidos&gt;</text:p>
      <text:p text:style-name="P5"><text:s text:c="12"/>{$nombre}</text:p>
      <text:p text:style-name="P5"><text:s text:c="12"/>{$apellido}</text:p>
      <text:p text:style-name="P5"><text:s text:c="8"/>&lt;/nombreyapellidos&gt;</text:p>
      <text:p text:style-name="P5"><text:s text:c="8"/>{</text:p>
      <text:p text:style-name="P5"><text:s text:c="12"/>for $tutorial in /tutoriales/tutorial[autor = $autor]</text:p>
      <text:p text:style-name="P5"><text:s text:c="12"/>return $tutorial/titulo</text:p>
      <text:p text:style-name="P5"><text:s text:c="8"/>}</text:p>
      <text:p text:style-name="P5"><text:s text:c="4"/>&lt;/autores&gt;</text:p>
      <text:p text:style-name="P2"/>
      <text:p text:style-name="P2"/>
      <text:p text:style-name="P2"/>
      <text:p text:style-name="P2"><text:soft-page-break/><text:span text:style-name="T1">8.la media de vistas de los tutoriales de XML</text:span> </text:p>
      <text:p text:style-name="P2"/>
      <text:p text:style-name="P5">avg(//tutorial[categoria = 'XML']/visitas)</text:p>
      <text:p text:style-name="P2"/>
      <text:p text:style-name="P3"><text:span text:style-name="T1">9.cuantos tutoriales de XML hay</text:span> </text:p>
      <text:p text:style-name="P3"/>
      <text:p text:style-name="P5">count(//tutorial[categoria = 'XML'])</text:p>
      <text:p text:style-name="P3"/>
      <text:p text:style-name="P3"><text:span text:style-name="T1">10.el nombre del tutorial y su categoría, ordenado por el nombre de cada categoría</text:span> </text:p>
      <text:p text:style-name="P3"/>
      <text:p text:style-name="P3">f<text:span text:style-name="T4">or $cat in distinct-values(//tutorial/categoria)</text:span></text:p>
      <text:p text:style-name="P5">order by $cat</text:p>
      <text:p text:style-name="P5">return</text:p>
      <text:p text:style-name="P5"><text:s text:c="2"/>for $t in //tutorial[categoria = $cat]</text:p>
      <text:p text:style-name="P5"><text:s text:c="2"/>order by $t/titulo</text:p>
      <text:p text:style-name="P5"><text:s text:c="2"/>return</text:p>
      <text:p text:style-name="P5"><text:s text:c="4"/>&lt;tutorial&gt;</text:p>
      <text:p text:style-name="P5"><text:s text:c="6"/>&lt;categoria&gt;{ $cat }&lt;/categoria&gt;</text:p>
      <text:p text:style-name="P5"><text:s text:c="6"/>&lt;titulo&gt;{ $t/titulo }&lt;/titulo&gt;</text:p>
      <text:p text:style-name="P5"><text:s text:c="4"/>&lt;/tutorial&gt;</text:p>
      <text:p text:style-name="P5"/>
      <text:p text:style-name="P3"><text:span text:style-name="T1">11.todos los datos de cada tutorial excepto las visitas.</text:span> </text:p>
      <text:p text:style-name="P3"/>
      <text:p text:style-name="P5">//tutorial except //visitas</text:p>
      <text:p text:style-name="P3"/>
      <text:p text:style-name="P3"><text:span text:style-name="T1">12.En una tabla de HTML de dos columnas, el título de los tutoriales y los nombres de los autores.</text:span> </text:p>
      <text:p text:style-name="P3"/>
      <text:p text:style-name="P5">&lt;table&gt;</text:p>
      <text:p text:style-name="P5"><text:tab/>&lt;tr&gt;</text:p>
      <text:p text:style-name="P5"><text:tab/><text:tab/>&lt;th&gt;Título del tutorial&lt;/th&gt;</text:p>
      <text:p text:style-name="P5"><text:tab/><text:tab/>&lt;th&gt;Nombre del autor&lt;/th&gt;</text:p>
      <text:p text:style-name="P5"><text:tab/>&lt;/tr&gt;</text:p>
      <text:p text:style-name="P5"><text:tab/>{</text:p>
      <text:p text:style-name="P5"><text:tab/>for $tutorial in //tutorial</text:p>
      <text:p text:style-name="P5"><text:tab/>return</text:p>
      <text:p text:style-name="P5"><text:tab/>&lt;tr&gt;</text:p>
      <text:p text:style-name="P5"><text:tab/><text:tab/>&lt;td&gt;{$tutorial/titulo}&lt;/td&gt;</text:p>
      <text:p text:style-name="P5"><text:tab/><text:tab/>&lt;td&gt;{$tutorial/autor/nombre} {$tutorial/autor/apellidos}&lt;/td&gt;</text:p>
      <text:p text:style-name="P5"><text:tab/>&lt;/tr&gt;</text:p>
      <text:p text:style-name="P5"><text:tab/>}</text:p>
      <text:p text:style-name="P5">&lt;/table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1:53:30.688000000</meta:creation-date>
    <meta:generator>LibreOffice/7.2.7.2$Windows_X86_64 LibreOffice_project/8d71d29d553c0f7dcbfa38fbfda25ee34cce99a2</meta:generator>
    <dc:date>2023-02-24T14:41:48.397000000</dc:date>
    <meta:editing-duration>PT29M8S</meta:editing-duration>
    <meta:editing-cycles>3</meta:editing-cycles>
    <meta:document-statistic meta:table-count="0" meta:image-count="0" meta:object-count="0" meta:page-count="2" meta:paragraph-count="69" meta:word-count="282" meta:character-count="2402" meta:non-whitespace-character-count="2048"/>
  </office:meta>
</office:document-meta>
</file>